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BlinkMacSystemFont, apple-system, 'Segoe UI', Roboto, Oxygen, Ubuntu, Cantarell, 'Open Sans', 'Helvetica Neue', sans-serif"/>
    <style:font-face style:name="apple-system" svg:font-family="apple-system, BlinkMacSystemFont, 'Segoe UI', Roboto, Oxygen-Sans, Ubuntu, Cantarell, 'Helvetica Neue', sans-serif"/>
    <style:font-face style:name="monospace" svg:font-family="monospace"/>
    <style:font-face style:name="var font-family-code" svg:font-family="'var font-family-cod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P1" style:family="paragraph" style:parent-style-name="Preformatted_20_Text">
      <loext:graphic-properties draw:fill="none" draw:fill-color="#ffffff"/>
      <style:paragraph-properties fo:margin-left="0cm" fo:margin-right="0cm" fo:margin-top="0cm" fo:margin-bottom="0cm" style:contextual-spacing="false" fo:text-indent="0cm" style:auto-text-indent="false" fo:background-color="transparent" fo:padding="0cm" fo:border="none"/>
      <style:text-properties fo:color="#000000" loext:opacity="100%" style:font-name="monospace" loext:padding="0cm" loext:border="none"/>
    </style:style>
    <style:style style:name="P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monospace" fo:font-size="8.39999961853027pt" fo:letter-spacing="normal" fo:font-style="normal" fo:font-weight="normal"/>
    </style:style>
    <style:style style:name="P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8.39999961853027pt" fo:letter-spacing="normal" fo:font-style="normal" fo:font-weight="normal"/>
    </style:style>
    <style:style style:name="P4" style:family="paragraph" style:parent-style-name="Standard">
      <style:text-properties officeooo:rsid="000174a7" officeooo:paragraph-rsid="000174a7"/>
    </style:style>
    <style:style style:name="P5" style:family="paragraph" style:parent-style-name="Standard">
      <style:text-properties officeooo:rsid="000174a7" officeooo:paragraph-rsid="00024109"/>
    </style:style>
    <style:style style:name="P6" style:family="paragraph" style:parent-style-name="Standard">
      <style:text-properties officeooo:rsid="00024109" officeooo:paragraph-rsid="00024109"/>
    </style:style>
    <style:style style:name="P7" style:family="paragraph" style:parent-style-name="Standard">
      <style:text-properties officeooo:rsid="0005c29e" officeooo:paragraph-rsid="0005c29e"/>
    </style:style>
    <style:style style:name="P8" style:family="paragraph" style:parent-style-name="Standard">
      <style:text-properties officeooo:rsid="0005c29e" officeooo:paragraph-rsid="0007fd0e"/>
    </style:style>
    <style:style style:name="P9" style:family="paragraph" style:parent-style-name="Standard">
      <style:paragraph-properties fo:margin-left="0cm" fo:margin-right="0cm" fo:margin-top="0cm" fo:margin-bottom="0.499cm" style:contextual-spacing="false" fo:text-align="end" style:justify-single-word="false" fo:text-indent="0cm" style:auto-text-indent="false"/>
    </style:style>
    <style:style style:name="P10" style:family="paragraph" style:parent-style-name="Standard">
      <style:text-properties officeooo:rsid="0007fd0e" officeooo:paragraph-rsid="0007fd0e"/>
    </style:style>
    <style:style style:name="P11" style:family="paragraph" style:parent-style-name="Standard">
      <style:text-properties officeooo:rsid="00081f3e" officeooo:paragraph-rsid="00081f3e"/>
    </style:style>
    <style:style style:name="P12" style:family="paragraph" style:parent-style-name="Standard">
      <style:text-properties officeooo:paragraph-rsid="0009eb0d"/>
    </style:style>
    <style:style style:name="P13" style:family="paragraph" style:parent-style-name="Standard">
      <style:text-properties fo:font-weight="bold" officeooo:rsid="0005c29e" officeooo:paragraph-rsid="0007fd0e" style:font-weight-asian="bold" style:font-weight-complex="bold"/>
    </style:style>
    <style:style style:name="P14" style:family="paragraph" style:parent-style-name="Standard">
      <style:text-properties officeooo:rsid="000d474e" officeooo:paragraph-rsid="000d474e"/>
    </style:style>
    <style:style style:name="T1" style:family="text">
      <style:text-properties officeooo:rsid="0001400b"/>
    </style:style>
    <style:style style:name="T2" style:family="text">
      <style:text-properties officeooo:rsid="00024109"/>
    </style:style>
    <style:style style:name="T3" style:family="text">
      <style:text-properties fo:color="#d84315" loext:opacity="100%" style:font-name="monospace" loext:padding="0cm" loext:border="none"/>
    </style:style>
    <style:style style:name="T4" style:family="text">
      <style:text-properties fo:font-weight="bold" style:font-weight-asian="bold" style:font-weight-complex="bold"/>
    </style:style>
    <style:style style:name="T5" style:family="text">
      <style:text-properties fo:font-weight="bold" officeooo:rsid="00065cd5" style:font-weight-asian="bold" style:font-weight-complex="bold"/>
    </style:style>
    <style:style style:name="T6" style:family="text">
      <style:text-properties officeooo:rsid="0007fd0e"/>
    </style:style>
    <style:style style:name="T7" style:family="text">
      <style:text-properties fo:font-variant="normal" fo:text-transform="none" fo:color="#212529" loext:opacity="100%" style:font-name="apple-system" fo:font-size="9.60000038146973pt" fo:letter-spacing="normal" fo:font-style="normal" fo:font-weight="normal"/>
    </style:style>
    <style:style style:name="T8" style:family="text">
      <style:text-properties fo:font-variant="normal" fo:text-transform="none" fo:color="#212529" loext:opacity="100%" style:font-name="apple-system" fo:font-size="9.60000038146973pt" fo:letter-spacing="normal" fo:font-style="normal" fo:font-weight="normal" officeooo:rsid="000b9b72"/>
    </style:style>
    <style:style style:name="T9" style:family="text">
      <style:text-properties fo:font-variant="normal" fo:text-transform="none" fo:color="#212529" loext:opacity="100%"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10" style:family="text">
      <style:text-properties fo:font-variant="normal" fo:text-transform="none"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11" style:family="text">
      <style:text-properties officeooo:rsid="00081f3e"/>
    </style:style>
    <style:style style:name="T12" style:family="text">
      <style:text-properties officeooo:rsid="0009eb0d"/>
    </style:style>
    <style:style style:name="T13" style:family="text">
      <style:text-properties officeooo:rsid="000dcc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Is an assignment operator like += only for show? Is it possible that it would lead to faster results at the runtime?</text:p>
      <text:p text:style-name="Standard"><text:tab/><text:span text:style-name="T1">With += you can make operators perform real in-place operations on objects of your class so that an actual data object in the memory is modified. So its possible that it would lead to faster results at the runtime.</text:span></text:p>
      <text:p text:style-name="Standard"/>
      <text:p text:style-name="Standard">Q2. What is the smallest number of statements you&amp;#39;d have to write in most programming languages to replace the Python expression a, b = a + b, a?</text:p>
      <text:p text:style-name="P4">Ans: a= a+b</text:p>
      <text:p text:style-name="P4"><text:tab/>b=a</text:p>
      <text:p text:style-name="Standard"/>
      <text:p text:style-name="Standard">Q3. In Python, what is the most effective way to set a list of 100 integers to 0?</text:p>
      <text:p text:style-name="P5">Ans: <text:span text:style-name="T2">assigning 0 to list</text:span> <text:s/></text:p>
      <text:p text:style-name="P5">l<text:span text:style-name="T2">st</text:span> =[<text:span text:style-name="T2">0]</text:span></text:p>
      <text:p text:style-name="Standard"/>
      <text:p text:style-name="Standard">Q4. What is the most effective way to initialise a list of 99 integers that repeats the sequence 1, 2, 3?</text:p>
      <text:p text:style-name="Standard">S If necessary, show step-by-step instructions on how to accomplish this.</text:p>
      <text:p text:style-name="P6">Ans: using list comprehension. Creating a loop and iterating the values from 1 to 99</text:p>
      <text:p text:style-name="P6"><text:tab/>int_list = [i for i in range(1, 100)]</text:p>
      <text:p text:style-name="Standard"/>
      <text:p text:style-name="Standard">Q5. If you&amp;#39;re using IDLE to run a Python application, explain how to print a multidimensional list as efficiently? </text:p>
      <text:p text:style-name="P7">Ans: <text:s/>using for loop:</text:p>
      <text:p text:style-name="P7">a = [[2, 4, 6, 8, 10], [3, 6, 9, 12, 15], [4, 8, 12, 16, 20]]</text:p>
      <table:table table:name="Table1" table:style-name="Table1">
        <table:table-column table:style-name="Table1.A" table:number-columns-repeated="2"/>
        <table:table-row table:style-name="TableLine1970640311296">
          <table:table-cell table:style-name="Table1.A1" office:value-type="string">
            <text:p text:style-name="Table_20_Contents">for record in a:</text:p>
            <text:p text:style-name="Table_20_Contents"><text:s text:c="4"/>print(record)</text:p>
          </table:table-cell>
          <table:table-cell table:style-name="Table1.A1" office:value-type="string">
            <text:p text:style-name="P2">[2, 4, 6, 8, 10]</text:p>
            <text:p text:style-name="P3">[3, 6, 9, 12, 15]</text:p>
            <text:p text:style-name="P3">[4, 8, 12, 16, 20]</text:p>
            <text:p text:style-name="Table_20_Contents"/>
          </table:table-cell>
        </table:table-row>
        <table:table-row table:style-name="TableLine1970640311296">
          <table:table-cell table:style-name="Table1.A1" office:value-type="string">
            <text:p text:style-name="Table_20_Contents">for i in range(len(a)):</text:p>
            <text:p text:style-name="Table_20_Contents"><text:s text:c="4"/>for j in range(len(a[i])):</text:p>
            <text:p text:style-name="Table_20_Contents"><text:s text:c="8"/>print(a[i][j], end=" ")</text:p>
            <text:p text:style-name="Table_20_Contents"><text:s text:c="4"/>print()</text:p>
          </table:table-cell>
          <table:table-cell table:style-name="Table1.A1" office:value-type="string">
            <text:p text:style-name="P2">2 4 6 8 10 </text:p>
            <text:p text:style-name="P3">3 6 9 12 15 </text:p>
            <text:p text:style-name="P3">4 8 12 16 20 </text:p>
            <text:p text:style-name="Table_20_Contents"/>
          </table:table-cell>
        </table:table-row>
      </table:table>
      <text:p text:style-name="P7"/>
      <text:p text:style-name="P7"/>
      <text:p text:style-name="Standard">Q6. Is it possible to use list comprehension with a string? If so, how can you go about doing it?</text:p>
      <text:p text:style-name="P7">Ans: <text:span text:style-name="T5">Using list comprehension will result in printing the characters of the string </text:span></text:p>
      <text:p text:style-name="P7"><text:span text:style-name="T5"><text:tab/>converting to list and then using the list comprehension will print the words</text:span></text:p>
      <table:table table:name="Table2" table:style-name="Table2">
        <table:table-column table:style-name="Table2.A" table:number-columns-repeated="2"/>
        <table:table-row table:style-name="TableLine1970081367616">
          <table:table-cell table:style-name="Table2.A1" office:value-type="string">
            <text:p text:style-name="Table_20_Contents">string = "Is it possible to use list comprehension with a string"</text:p>
            <text:p text:style-name="Table_20_Contents">string =[s for s in string]</text:p>
            <text:p text:style-name="Table_20_Contents">print(string)</text:p>
            <text:p text:style-name="Table_20_Contents"/>
          </table:table-cell>
          <table:table-cell table:style-name="Table2.A1" office:value-type="string">
            <text:p text:style-name="Standard"/>
            <text:p text:style-name="P1">['I', 's', ' ', 'i', 't', ' ', 'p', 'o', 's', 's', 'i', 'b', 'l', 'e', ' ', 't', 'o', ' ', 'u', 's', 'e', ' ', 'l', 'i', 's', 't', ' ', 'c', 'o', 'm', 'p', 'r', 'e', 'h', 'e', 'n', 's', 'i', 'o', 'n', ' ', 'w', 'i', 't', 'h', ' ', 'a', ' ', 's', 't', 'r', 'i', 'n', 'g']</text:p>
            <text:p text:style-name="Table_20_Contents"/>
          </table:table-cell>
        </table:table-row>
        <table:table-row table:style-name="TableLine1970081367616">
          <table:table-cell table:style-name="Table2.A1" office:value-type="string">
            <text:p text:style-name="Table_20_Contents">string = "Is it possible to use list comprehension with a string"</text:p>
            <text:p text:style-name="Table_20_Contents">string = [string]</text:p>
            <text:p text:style-name="Table_20_Contents"/>
            <text:p text:style-name="Table_20_Contents">[s for s in string]</text:p>
          </table:table-cell>
          <table:table-cell table:style-name="Table2.A1" office:value-type="string">
            <text:p text:style-name="P9"><text:span text:style-name="T3">Out[213]:</text:span></text:p>
            <text:p text:style-name="P1">['Is it possible to use list comprehension with a string']</text:p>
            <text:p text:style-name="Table_20_Contents"/>
          </table:table-cell>
        </table:table-row>
      </table:table>
      <text:p text:style-name="P7"/>
      <text:p text:style-name="Standard"/>
      <text:p text:style-name="Standard">Q7. From the command line, how do you get support with a user-written Python programme? Is this</text:p>
      <text:p text:style-name="Standard"><text:soft-page-break/>possible from inside IDLE?</text:p>
      <text:p text:style-name="P13">An<text:span text:style-name="T11">s</text:span>: </text:p>
      <text:p text:style-name="P8"><text:span text:style-name="T6"><text:tab/>from CLI: <text:s/>help()</text:span></text:p>
      <text:p text:style-name="Standard"><text:span text:style-name="T6"><text:tab/>I</text:span>n the help console, we can specify module, class, function names to get their help documentation</text:p>
      <text:p text:style-name="P10"><text:tab/>help(&lt;object name&gt;)</text:p>
      <text:p text:style-name="P10"><text:tab/>for user-defined <text:s/>class and functions:</text:p>
      <text:p text:style-name="P10"><text:tab/><text:tab/>first execute the script in the console to load function and class definition</text:p>
      <text:p text:style-name="P10"><text:tab/><text:tab/>exec( &lt;code&gt;)</text:p>
      <text:p text:style-name="P10"><text:tab/><text:tab/>help (&lt; custom object name&gt;)</text:p>
      <text:p text:style-name="P10"><text:s/><text:tab/>In IDLE, the same is possible</text:p>
      <text:p text:style-name="P10"/>
      <text:p text:style-name="Standard">Q8. Functions are said to be “first-class objects” in Python but not in most other languages, such as</text:p>
      <text:p text:style-name="Standard">C++ or Java. What can you do in Python with a function (callable object) that you can&amp;#39;t do in C or C++?</text:p>
      <text:p text:style-name="P11"><text:span text:style-name="T4">Ans:</text:span> Python functions do not have restrictions on the type of the argument and type of its return.</text:p>
      <text:p text:style-name="P11"><text:tab/>A function is callable object in Python, i.e. can be called using the call operator or constructor.</text:p>
      <text:p text:style-name="Standard"/>
      <text:p text:style-name="Standard">Q9. How do you distinguish between a wrapper, a wrapped feature, and a decorator?</text:p>
      <text:p text:style-name="P11"><text:span text:style-name="T4">Ans:</text:span> </text:p>
      <text:p text:style-name="P12"><text:span text:style-name="T12">Wrapper: </text:span><text:span text:style-name="T8">Wrapper is inner function, which actually wraps another function in order to extend the behaviour of the wrapped function, without permanently modifying it.</text:span><text:span text:style-name="T7"> </text:span></text:p>
      <text:p text:style-name="P12"><text:span text:style-name="T12">Decorators: </text:span><text:span text:style-name="T7">A decorator is a </text:span><text:a xlink:type="simple" xlink:href="https://www.pythontutorial.net/python-basics/python-functions/" text:style-name="Internet_20_link" text:visited-style-name="Visited_20_Internet_20_Link"><text:span text:style-name="T10">function</text:span></text:a><text:span text:style-name="T9"> </text:span><text:span text:style-name="T7">that takes another function as an argument </text:span><text:span text:style-name="T8">and then called inside the wrapper function.</text:span></text:p>
      <text:p text:style-name="Standard"/>
      <text:p text:style-name="Standard">Q10. If a function is a generator function, what does it return?</text:p>
      <text:p text:style-name="P14"><text:span text:style-name="T4">Ans:</text:span> </text:p>
      <text:p text:style-name="Standard">A generator function is a function with one or more yield statements in it. Unlike regular functions, generator functions return generator objects. Meaning, when you call a generator function, it doesn't run the function. Instead, it gives you back a generator object.</text:p>
      <text:p text:style-name="Standard"/>
      <text:p text:style-name="Standard">Q11. What is the one improvement that must be made to a function in order for it to become a</text:p>
      <text:p text:style-name="Standard">generator function in the Python language?</text:p>
      <text:p text:style-name="P14">Ans: A generator function doesn’t have a return statement and uses the yield statement.</text:p>
      <text:p text:style-name="Standard">Q12. Identify at least one benefit of generators.</text:p>
      <text:p text:style-name="P14">Ans: <text:span text:style-name="T13">Memory efficient:</text:span></text:p>
      <text:p text:style-name="P14"><text:tab/><text:span text:style-name="T13">The normal function return sequence of list which creates an entire sequence in memory before returning the result, but generator function calculates the value and pause their execution. It resumes for successive call.</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BlinkMacSystemFont, apple-system, 'Segoe UI', Roboto, Oxygen, Ubuntu, Cantarell, 'Open Sans', 'Helvetica Neue', sans-serif"/>
    <style:font-face style:name="apple-system" svg:font-family="apple-system, BlinkMacSystemFont, 'Segoe UI', Roboto, Oxygen-Sans, Ubuntu, Cantarell, 'Helvetica Neue', sans-serif"/>
    <style:font-face style:name="monospace" svg:font-family="monospace"/>
    <style:font-face style:name="var font-family-code" svg:font-family="'var 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9T11:34:42.471000000</meta:creation-date>
    <dc:date>2022-08-09T23:55:34.302000000</dc:date>
    <meta:editing-duration>PT43S</meta:editing-duration>
    <meta:editing-cycles>2</meta:editing-cycles>
    <meta:generator>LibreOffice/7.3.5.2$Windows_X86_64 LibreOffice_project/184fe81b8c8c30d8b5082578aee2fed2ea847c01</meta:generator>
    <meta:document-statistic meta:table-count="2" meta:image-count="0" meta:object-count="0" meta:page-count="2" meta:paragraph-count="67" meta:word-count="767" meta:character-count="4218" meta:non-whitespace-character-count="3466"/>
  </office:meta>
</office:document-meta>
</file>